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4f0e9" officeooo:paragraph-rsid="0014f0e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4f0e9" officeooo:paragraph-rsid="0014f0e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f0e9" officeooo:paragraph-rsid="0014f0e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f0e9" officeooo:paragraph-rsid="0014f0e9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ÉCNICO</text:p>
      <text:p text:style-name="P1"/>
      <text:p text:style-name="P2"/>
      <text:p text:style-name="P3">VERSION DE G++:</text:p>
      <text:p text:style-name="P4"/>
      <text:p text:style-name="P4">ii <text:s/>g++ <text:s text:c="11"/>4:7.4.0-1ubu amd64 <text:s text:c="7"/>GNU C++ compiler</text:p>
      <text:p text:style-name="P4">ii <text:s/>g++-7 <text:s text:c="9"/>7.4.0-1ubunt amd64 <text:s text:c="7"/>GNU C++ compiler</text:p>
      <text:p text:style-name="P4"/>
      <text:p text:style-name="P3"/>
      <text:p text:style-name="P3">IDE donde fue trabajado el proyecto:</text:p>
      <text:p text:style-name="P3"/>
      <text:p text:style-name="P4">Netbeans 8.2</text:p>
      <text:p text:style-name="P4"/>
      <text:p text:style-name="P3">Clases del programa:</text:p>
      <text:p text:style-name="P3"/>
      <text:p text:style-name="P3">.CPP:</text:p>
      <text:p text:style-name="P4"/>
      <text:p text:style-name="P4">BarajaInicial.cpp</text:p>
      <text:p text:style-name="P4">Carta.cpp</text:p>
      <text:p text:style-name="P4">CartasPantalla.cpp</text:p>
      <text:p text:style-name="P4">Cola.cpp</text:p>
      <text:p text:style-name="P4">ListasDobles.cpp</text:p>
      <text:p text:style-name="P4">OpcionesJuego.cpp</text:p>
      <text:p text:style-name="P4">Pilas.cpp</text:p>
      <text:p text:style-name="P4">main.cpp</text:p>
      <text:p text:style-name="P4"/>
      <text:p text:style-name="P3">.H:</text:p>
      <text:p text:style-name="P4"/>
      <text:p text:style-name="P4">BarajaInicial.h</text:p>
      <text:p text:style-name="P4">Carta.h</text:p>
      <text:p text:style-name="P4">CartasPantalla.h</text:p>
      <text:p text:style-name="P4">Cola.h</text:p>
      <text:p text:style-name="P4">ListasDobles.h</text:p>
      <text:p text:style-name="P4">OpcionesJuego.h</text:p>
      <text:p text:style-name="P4">Pilas.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0:36:41.423043243</meta:creation-date>
    <dc:date>2020-03-05T11:05:16.395482293</dc:date>
    <meta:editing-duration>PT13S</meta:editing-duration>
    <meta:editing-cycles>1</meta:editing-cycles>
    <meta:document-statistic meta:table-count="0" meta:image-count="0" meta:object-count="0" meta:page-count="2" meta:paragraph-count="24" meta:word-count="47" meta:character-count="409" meta:non-whitespace-character-count="350"/>
    <meta:generator>LibreOffice/6.0.7.3$Linux_X86_64 LibreOffice_project/00m0$Build-3</meta:generator>
  </office:meta>
</office:document-meta>
</file>